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345c" officeooo:paragraph-rsid="000d345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d345c" officeooo:paragraph-rsid="000d345c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ddbab" officeooo:paragraph-rsid="000ddbab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0ddbab" officeooo:paragraph-rsid="000ddbab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dbab" officeooo:paragraph-rsid="000ddbab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Montserrat" fo:font-size="11pt" style:text-underline-style="none" fo:font-weight="normal" officeooo:rsid="000ddbab" officeooo:paragraph-rsid="000ddbab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Montserrat" fo:font-size="11pt" style:font-size-asian="11pt" style:font-size-complex="11pt"/>
    </style:style>
    <style:style style:name="P8" style:family="paragraph" style:parent-style-name="Text_20_body">
      <style:text-properties style:font-name="Montserrat" fo:font-size="11pt" officeooo:paragraph-rsid="000ddbab" style:font-size-asian="11pt" style:font-size-complex="11pt"/>
    </style:style>
    <style:style style:name="P9" style:family="paragraph">
      <loext:graphic-properties draw:fill-color="#000000"/>
    </style:style>
    <style:style style:name="P10" style:family="paragraph">
      <loext:graphic-properties draw:fill-color="#ff5722"/>
    </style:style>
    <style:style style:name="T1" style:family="text">
      <style:text-properties officeooo:rsid="000ddbab"/>
    </style:style>
    <style:style style:name="gr1" style:family="graphic">
      <style:graphic-properties draw:fill-color="#000000" draw:textarea-horizontal-align="justify" draw:textarea-vertical-align="middle" draw:auto-grow-height="false" fo:min-height="1.739cm" fo:min-width="3.08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5722" draw:textarea-horizontal-align="justify" draw:textarea-vertical-align="middle" draw:auto-grow-height="false" fo:min-height="1.739cm" fo:min-width="3.08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te graphique</text:p>
      <text:p text:style-name="P1"/>
      <text:p text:style-name="P3">1) Typographie</text:p>
      <text:p text:style-name="P3"/>
      <text:p text:style-name="P6">Montserrat</text:p>
      <text:p text:style-name="P7">AaBbCcDdEeFfGgHh</text:p>
      <text:p text:style-name="P8">123456789</text:p>
      <text:p text:style-name="P8">Voix ambiguë d'un coeur qui au zéphyr préfère les jattes de kiwis</text:p>
      <text:p text:style-name="P8"/>
      <text:p text:style-name="P2"><text:span text:style-name="T1">2</text:span>) Couleurs</text:p>
      <text:p text:style-name="P4"/>
      <text:p text:style-name="P5">Orange<text:tab/><text:tab/><text:tab/><text:tab/><text:tab/> <text:s/>Noir<text:tab/><text:tab/><text:tab/><text:tab/><text:tab/><text:tab/>Blanc</text:p>
      <text:p text:style-name="P5">#ff5722 <text:s text:c="53"/>#000000<text:tab/><text:tab/><text:tab/><text:tab/><text:tab/>#ffffff</text:p>
      <text:p text:style-name="P5"><draw:custom-shape text:anchor-type="paragraph" draw:z-index="1" draw:name="Shape 2" draw:style-name="gr1" draw:text-style-name="P9" svg:width="3.088cm" svg:height="1.74cm" svg:x="6.459cm" svg:y="0.11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Shape 1" draw:style-name="gr2" draw:text-style-name="P10" svg:width="3.088cm" svg:height="1.74cm" svg:x="-0.319cm" svg:y="0.153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9:46:36.647698161</meta:creation-date>
    <dc:date>2024-12-08T19:53:10.374394200</dc:date>
    <meta:editing-duration>PT6M3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27" meta:character-count="249" meta:non-whitespace-character-count="163"/>
  </office:meta>
</office:document-meta>
</file>